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officeooo:rsid="00033b0d" officeooo:paragraph-rsid="00033b0d" style:font-weight-asian="bold" style:font-weight-complex="bold"/>
    </style:style>
    <style:style style:name="P2" style:family="paragraph" style:parent-style-name="Standard">
      <style:text-properties fo:font-weight="bold" officeooo:rsid="00033b0d" officeooo:paragraph-rsid="00430c4f" style:font-weight-asian="bold" style:font-weight-complex="bold"/>
    </style:style>
    <style:style style:name="P3" style:family="paragraph" style:parent-style-name="Standard">
      <style:text-properties fo:font-weight="bold" officeooo:rsid="000b1d87" officeooo:paragraph-rsid="000b1d87" style:font-weight-asian="bold" style:font-weight-complex="bold"/>
    </style:style>
    <style:style style:name="P4" style:family="paragraph" style:parent-style-name="Standard">
      <style:text-properties fo:font-weight="bold" officeooo:rsid="00430c4f" officeooo:paragraph-rsid="00430c4f" style:font-weight-asian="bold" style:font-weight-complex="bold"/>
    </style:style>
    <style:style style:name="P5" style:family="paragraph" style:parent-style-name="Standard">
      <style:text-properties fo:font-weight="normal" officeooo:rsid="00033b0d" officeooo:paragraph-rsid="00033b0d" style:font-weight-asian="normal" style:font-weight-complex="normal"/>
    </style:style>
    <style:style style:name="P6" style:family="paragraph" style:parent-style-name="Standard">
      <style:text-properties fo:font-weight="normal" officeooo:rsid="00033b0d" officeooo:paragraph-rsid="0004d5eb" style:font-weight-asian="normal" style:font-weight-complex="normal"/>
    </style:style>
    <style:style style:name="P7" style:family="paragraph" style:parent-style-name="Standard">
      <style:text-properties fo:font-weight="normal" officeooo:rsid="00033b0d" officeooo:paragraph-rsid="0008ef34" style:font-weight-asian="normal" style:font-weight-complex="normal"/>
    </style:style>
    <style:style style:name="P8" style:family="paragraph" style:parent-style-name="Standard">
      <style:text-properties fo:font-weight="normal" officeooo:rsid="00033b0d" officeooo:paragraph-rsid="000b1d87" style:font-weight-asian="normal" style:font-weight-complex="normal"/>
    </style:style>
    <style:style style:name="P9" style:family="paragraph" style:parent-style-name="Standard">
      <style:text-properties fo:font-weight="normal" officeooo:rsid="00033b0d" officeooo:paragraph-rsid="000eba36" style:font-weight-asian="normal" style:font-weight-complex="normal"/>
    </style:style>
    <style:style style:name="P10" style:family="paragraph" style:parent-style-name="Standard">
      <style:text-properties fo:font-weight="normal" officeooo:rsid="00033b0d" officeooo:paragraph-rsid="00106c7d" style:font-weight-asian="normal" style:font-weight-complex="normal"/>
    </style:style>
    <style:style style:name="P11" style:family="paragraph" style:parent-style-name="Standard">
      <style:text-properties fo:font-weight="normal" officeooo:rsid="00033b0d" officeooo:paragraph-rsid="0012011d" style:font-weight-asian="normal" style:font-weight-complex="normal"/>
    </style:style>
    <style:style style:name="P12" style:family="paragraph" style:parent-style-name="Standard">
      <style:text-properties fo:font-weight="normal" officeooo:rsid="00033b0d" officeooo:paragraph-rsid="001301b8" style:font-weight-asian="normal" style:font-weight-complex="normal"/>
    </style:style>
    <style:style style:name="P13" style:family="paragraph" style:parent-style-name="Standard">
      <style:text-properties fo:font-weight="normal" officeooo:rsid="00033b0d" officeooo:paragraph-rsid="00194c9f" style:font-weight-asian="normal" style:font-weight-complex="normal"/>
    </style:style>
    <style:style style:name="P14" style:family="paragraph" style:parent-style-name="Standard">
      <style:text-properties fo:font-weight="normal" officeooo:rsid="00033b0d" officeooo:paragraph-rsid="001ba132" style:font-weight-asian="normal" style:font-weight-complex="normal"/>
    </style:style>
    <style:style style:name="P15" style:family="paragraph" style:parent-style-name="Standard">
      <style:text-properties fo:font-weight="normal" officeooo:rsid="00033b0d" officeooo:paragraph-rsid="001cf4f8" style:font-weight-asian="normal" style:font-weight-complex="normal"/>
    </style:style>
    <style:style style:name="P16" style:family="paragraph" style:parent-style-name="Standard">
      <style:text-properties fo:font-weight="normal" officeooo:rsid="00033b0d" officeooo:paragraph-rsid="002898c8" style:font-weight-asian="normal" style:font-weight-complex="normal"/>
    </style:style>
    <style:style style:name="P17" style:family="paragraph" style:parent-style-name="Standard">
      <style:text-properties fo:font-weight="normal" officeooo:rsid="00033b0d" officeooo:paragraph-rsid="002b9680" style:font-weight-asian="normal" style:font-weight-complex="normal"/>
    </style:style>
    <style:style style:name="P18" style:family="paragraph" style:parent-style-name="Standard">
      <style:text-properties fo:font-weight="normal" officeooo:rsid="00033b0d" officeooo:paragraph-rsid="00430c4f" style:font-weight-asian="normal" style:font-weight-complex="normal"/>
    </style:style>
    <style:style style:name="P19" style:family="paragraph" style:parent-style-name="Standard">
      <style:text-properties fo:font-weight="normal" officeooo:rsid="001ba132" officeooo:paragraph-rsid="001ba132" style:font-weight-asian="normal" style:font-weight-complex="normal"/>
    </style:style>
    <style:style style:name="P20" style:family="paragraph" style:parent-style-name="Standard">
      <style:text-properties fo:font-weight="normal" officeooo:rsid="003dcee9" officeooo:paragraph-rsid="003dcee9" style:font-weight-asian="normal" style:font-weight-complex="normal"/>
    </style:style>
    <style:style style:name="P21" style:family="paragraph" style:parent-style-name="Standard">
      <style:text-properties fo:font-weight="normal" officeooo:rsid="0004d5eb" officeooo:paragraph-rsid="0004d5eb" style:font-weight-asian="normal" style:font-weight-complex="normal"/>
    </style:style>
    <style:style style:name="P22" style:family="paragraph" style:parent-style-name="Standard">
      <style:text-properties fo:font-weight="normal" officeooo:rsid="002898c8" officeooo:paragraph-rsid="002898c8" style:font-weight-asian="normal" style:font-weight-complex="normal"/>
    </style:style>
    <style:style style:name="P23" style:family="paragraph" style:parent-style-name="Standard">
      <style:text-properties fo:font-weight="normal" officeooo:rsid="00380faf" officeooo:paragraph-rsid="002898c8" style:font-weight-asian="normal" style:font-weight-complex="normal"/>
    </style:style>
    <style:style style:name="P24" style:family="paragraph" style:parent-style-name="Standard">
      <style:text-properties fo:font-weight="normal" officeooo:rsid="00380faf" officeooo:paragraph-rsid="002b9680" style:font-weight-asian="normal" style:font-weight-complex="normal"/>
    </style:style>
    <style:style style:name="P25" style:family="paragraph" style:parent-style-name="Standard">
      <style:text-properties fo:font-weight="normal" officeooo:rsid="00196f94" officeooo:paragraph-rsid="002b9680" style:font-weight-asian="normal" style:font-weight-complex="normal"/>
    </style:style>
    <style:style style:name="P26" style:family="paragraph" style:parent-style-name="Standard">
      <style:text-properties fo:font-weight="normal" officeooo:rsid="00081c94" officeooo:paragraph-rsid="0008ef34" style:font-weight-asian="normal" style:font-weight-complex="normal"/>
    </style:style>
    <style:style style:name="P27" style:family="paragraph" style:parent-style-name="Standard">
      <style:text-properties fo:font-weight="normal" officeooo:rsid="00095d29" officeooo:paragraph-rsid="0008ef34" style:font-weight-asian="normal" style:font-weight-complex="normal"/>
    </style:style>
    <style:style style:name="P28" style:family="paragraph" style:parent-style-name="Standard">
      <style:text-properties fo:font-weight="normal" officeooo:rsid="000b1d87" officeooo:paragraph-rsid="000b1d87" style:font-weight-asian="normal" style:font-weight-complex="normal"/>
    </style:style>
    <style:style style:name="P29" style:family="paragraph" style:parent-style-name="Standard">
      <style:text-properties fo:font-weight="normal" officeooo:rsid="000d5773" officeooo:paragraph-rsid="000b1d87" style:font-weight-asian="normal" style:font-weight-complex="normal"/>
    </style:style>
    <style:style style:name="P30" style:family="paragraph" style:parent-style-name="Standard">
      <style:text-properties fo:font-weight="normal" officeooo:rsid="0014dbb6" officeooo:paragraph-rsid="0014dbb6" style:font-weight-asian="normal" style:font-weight-complex="normal"/>
    </style:style>
    <style:style style:name="P31" style:family="paragraph" style:parent-style-name="Standard">
      <style:text-properties fo:font-weight="normal" officeooo:rsid="000eba36" officeooo:paragraph-rsid="000eba36" style:font-weight-asian="normal" style:font-weight-complex="normal"/>
    </style:style>
    <style:style style:name="P32" style:family="paragraph" style:parent-style-name="Standard">
      <style:text-properties fo:font-weight="normal" officeooo:rsid="0012011d" officeooo:paragraph-rsid="0012011d" style:font-weight-asian="normal" style:font-weight-complex="normal"/>
    </style:style>
    <style:style style:name="P33" style:family="paragraph" style:parent-style-name="Standard">
      <style:text-properties fo:font-weight="normal" officeooo:rsid="004dc305" officeooo:paragraph-rsid="00033b0d" style:font-weight-asian="normal" style:font-weight-complex="normal"/>
    </style:style>
    <style:style style:name="P34" style:family="paragraph" style:parent-style-name="Standard">
      <style:text-properties fo:font-weight="normal" officeooo:rsid="0050980b" officeooo:paragraph-rsid="0050980b" style:font-weight-asian="normal" style:font-weight-complex="normal"/>
    </style:style>
    <style:style style:name="P35" style:family="paragraph" style:parent-style-name="Standard">
      <style:text-properties fo:font-weight="normal" officeooo:rsid="0008ef34" officeooo:paragraph-rsid="00033b0d" style:font-weight-asian="normal" style:font-weight-complex="normal"/>
    </style:style>
    <style:style style:name="P36" style:family="paragraph" style:parent-style-name="Standard">
      <style:text-properties fo:font-weight="normal" officeooo:rsid="00430c4f" officeooo:paragraph-rsid="00430c4f" style:font-weight-asian="normal" style:font-weight-complex="normal"/>
    </style:style>
    <style:style style:name="P37" style:family="paragraph" style:parent-style-name="Standard">
      <style:text-properties fo:font-weight="normal" officeooo:rsid="00528e7b" officeooo:paragraph-rsid="00528e7b" style:font-weight-asian="normal" style:font-weight-complex="normal"/>
    </style:style>
    <style:style style:name="P38" style:family="paragraph" style:parent-style-name="Standard">
      <style:text-properties fo:font-weight="normal" officeooo:rsid="00528e7b" officeooo:paragraph-rsid="0057be13" style:font-weight-asian="normal" style:font-weight-complex="normal"/>
    </style:style>
    <style:style style:name="P39" style:family="paragraph" style:parent-style-name="Standard">
      <style:text-properties officeooo:paragraph-rsid="002898c8"/>
    </style:style>
    <style:style style:name="P40" style:family="paragraph" style:parent-style-name="Standard">
      <style:text-properties fo:font-weight="normal" officeooo:rsid="00033b0d" officeooo:paragraph-rsid="0060b3e4" style:font-weight-asian="normal" style:font-weight-complex="normal"/>
    </style:style>
    <style:style style:name="P41" style:family="paragraph" style:parent-style-name="Standard">
      <style:text-properties fo:font-weight="normal" officeooo:rsid="00033b0d" officeooo:paragraph-rsid="00651b65" style:font-weight-asian="normal" style:font-weight-complex="normal"/>
    </style:style>
    <style:style style:name="P42" style:family="paragraph" style:parent-style-name="Standard">
      <style:text-properties fo:font-weight="normal" officeooo:rsid="00033b0d" officeooo:paragraph-rsid="003fbacf" style:font-weight-asian="normal" style:font-weight-complex="normal"/>
    </style:style>
    <style:style style:name="P43" style:family="paragraph" style:parent-style-name="Standard">
      <style:text-properties fo:font-weight="normal" officeooo:rsid="00033b0d" officeooo:paragraph-rsid="00668634" style:font-weight-asian="normal" style:font-weight-complex="normal"/>
    </style:style>
    <style:style style:name="P44" style:family="paragraph" style:parent-style-name="Standard">
      <style:text-properties fo:font-weight="normal" officeooo:rsid="0034e7cf" officeooo:paragraph-rsid="003cdf93" style:font-weight-asian="normal" style:font-weight-complex="normal"/>
    </style:style>
    <style:style style:name="P45" style:family="paragraph" style:parent-style-name="Standard">
      <style:text-properties fo:font-weight="normal" officeooo:rsid="0034e7cf" officeooo:paragraph-rsid="00651b65" style:font-weight-asian="normal" style:font-weight-complex="normal"/>
    </style:style>
    <style:style style:name="P46" style:family="paragraph" style:parent-style-name="Standard">
      <style:text-properties fo:font-weight="normal" officeooo:rsid="0034e7cf" officeooo:paragraph-rsid="00668634" style:font-weight-asian="normal" style:font-weight-complex="normal"/>
    </style:style>
    <style:style style:name="P47" style:family="paragraph" style:parent-style-name="Standard">
      <style:text-properties fo:font-weight="normal" officeooo:rsid="0034e7cf" officeooo:paragraph-rsid="0068e05f" style:font-weight-asian="normal" style:font-weight-complex="normal"/>
    </style:style>
    <style:style style:name="P48" style:family="paragraph" style:parent-style-name="Standard">
      <style:text-properties officeooo:paragraph-rsid="0067e01a"/>
    </style:style>
    <style:style style:name="T1" style:family="text">
      <style:text-properties officeooo:rsid="0004d5eb"/>
    </style:style>
    <style:style style:name="T2" style:family="text">
      <style:text-properties officeooo:rsid="00063871"/>
    </style:style>
    <style:style style:name="T3" style:family="text">
      <style:text-properties officeooo:rsid="00081c94"/>
    </style:style>
    <style:style style:name="T4" style:family="text">
      <style:text-properties officeooo:rsid="0008ef34"/>
    </style:style>
    <style:style style:name="T5" style:family="text">
      <style:text-properties officeooo:rsid="00095d29"/>
    </style:style>
    <style:style style:name="T6" style:family="text">
      <style:text-properties officeooo:rsid="000b1d87"/>
    </style:style>
    <style:style style:name="T7" style:family="text">
      <style:text-properties officeooo:rsid="000c126f"/>
    </style:style>
    <style:style style:name="T8" style:family="text">
      <style:text-properties officeooo:rsid="000d5773"/>
    </style:style>
    <style:style style:name="T9" style:family="text">
      <style:text-properties officeooo:rsid="000eba36"/>
    </style:style>
    <style:style style:name="T10" style:family="text">
      <style:text-properties officeooo:rsid="00105e6a"/>
    </style:style>
    <style:style style:name="T11" style:family="text">
      <style:text-properties officeooo:rsid="00106c7d"/>
    </style:style>
    <style:style style:name="T12" style:family="text">
      <style:text-properties officeooo:rsid="0012011d"/>
    </style:style>
    <style:style style:name="T13" style:family="text">
      <style:text-properties officeooo:rsid="001301b8"/>
    </style:style>
    <style:style style:name="T14" style:family="text">
      <style:text-properties officeooo:rsid="00167375"/>
    </style:style>
    <style:style style:name="T15" style:family="text">
      <style:text-properties officeooo:rsid="00174d17"/>
    </style:style>
    <style:style style:name="T16" style:family="text">
      <style:text-properties officeooo:rsid="00194c9f"/>
    </style:style>
    <style:style style:name="T17" style:family="text">
      <style:text-properties officeooo:rsid="00196f94"/>
    </style:style>
    <style:style style:name="T18" style:family="text">
      <style:text-properties officeooo:rsid="001b252e"/>
    </style:style>
    <style:style style:name="T19" style:family="text">
      <style:text-properties officeooo:rsid="001ba132"/>
    </style:style>
    <style:style style:name="T20" style:family="text">
      <style:text-properties officeooo:rsid="001cf4f8"/>
    </style:style>
    <style:style style:name="T21" style:family="text">
      <style:text-properties officeooo:rsid="001ec609"/>
    </style:style>
    <style:style style:name="T22" style:family="text">
      <style:text-properties officeooo:rsid="00206eef"/>
    </style:style>
    <style:style style:name="T23" style:family="text">
      <style:text-properties officeooo:rsid="0021bec3"/>
    </style:style>
    <style:style style:name="T24" style:family="text">
      <style:text-properties officeooo:rsid="00222127"/>
    </style:style>
    <style:style style:name="T25" style:family="text">
      <style:text-properties officeooo:rsid="00237273"/>
    </style:style>
    <style:style style:name="T26" style:family="text">
      <style:text-properties officeooo:rsid="00241ea8"/>
    </style:style>
    <style:style style:name="T27" style:family="text">
      <style:text-properties officeooo:rsid="003b7607"/>
    </style:style>
    <style:style style:name="T28" style:family="text">
      <style:text-properties officeooo:rsid="003acc6c"/>
    </style:style>
    <style:style style:name="T29" style:family="text">
      <style:text-properties officeooo:rsid="002898c8"/>
    </style:style>
    <style:style style:name="T30" style:family="text">
      <style:text-properties officeooo:rsid="00380faf"/>
    </style:style>
    <style:style style:name="T31" style:family="text">
      <style:text-properties officeooo:rsid="002a92dc"/>
    </style:style>
    <style:style style:name="T32" style:family="text">
      <style:text-properties officeooo:rsid="002ae851"/>
    </style:style>
    <style:style style:name="T33" style:family="text">
      <style:text-properties officeooo:rsid="002dba4b"/>
    </style:style>
    <style:style style:name="T34" style:family="text">
      <style:text-properties officeooo:rsid="0031b0f2"/>
    </style:style>
    <style:style style:name="T35" style:family="text">
      <style:text-properties officeooo:rsid="0032a2c8"/>
    </style:style>
    <style:style style:name="T36" style:family="text">
      <style:text-properties officeooo:rsid="00383539"/>
    </style:style>
    <style:style style:name="T37" style:family="text">
      <style:text-properties officeooo:rsid="00386c22"/>
    </style:style>
    <style:style style:name="T38" style:family="text">
      <style:text-properties officeooo:rsid="003fbacf"/>
    </style:style>
    <style:style style:name="T39" style:family="text">
      <style:text-properties officeooo:rsid="00430c4f"/>
    </style:style>
    <style:style style:name="T40" style:family="text">
      <style:text-properties officeooo:rsid="0044d2f4"/>
    </style:style>
    <style:style style:name="T41" style:family="text">
      <style:text-properties officeooo:rsid="0046532b"/>
    </style:style>
    <style:style style:name="T42" style:family="text">
      <style:text-properties officeooo:rsid="00482353"/>
    </style:style>
    <style:style style:name="T43" style:family="text">
      <style:text-properties officeooo:rsid="004c0c93"/>
    </style:style>
    <style:style style:name="T44" style:family="text">
      <style:text-properties officeooo:rsid="004db496"/>
    </style:style>
    <style:style style:name="T45" style:family="text">
      <style:text-properties officeooo:rsid="0057be13"/>
    </style:style>
    <style:style style:name="T46" style:family="text">
      <style:text-properties officeooo:rsid="0057d927"/>
    </style:style>
    <style:style style:name="T47" style:family="text">
      <style:text-properties officeooo:rsid="00589649"/>
    </style:style>
    <style:style style:name="T48" style:family="text">
      <style:text-properties officeooo:rsid="0058fa57"/>
    </style:style>
    <style:style style:name="T49" style:family="text">
      <style:text-properties officeooo:rsid="00591b44"/>
    </style:style>
    <style:style style:name="T50" style:family="text">
      <style:text-properties officeooo:rsid="00598d83"/>
    </style:style>
    <style:style style:name="T51" style:family="text">
      <style:text-properties officeooo:rsid="005ebec1"/>
    </style:style>
    <style:style style:name="T52" style:family="text">
      <style:text-properties officeooo:rsid="0060b3e4"/>
    </style:style>
    <style:style style:name="T53" style:family="text">
      <style:text-properties officeooo:rsid="0061872d"/>
    </style:style>
    <style:style style:name="T54" style:family="text">
      <style:text-properties officeooo:rsid="00651b65"/>
    </style:style>
    <style:style style:name="T55" style:family="text">
      <style:text-properties fo:font-weight="normal" officeooo:rsid="00651b65" style:font-weight-asian="normal" style:font-weight-complex="normal"/>
    </style:style>
    <style:style style:name="T56" style:family="text">
      <style:text-properties officeooo:rsid="0068e05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9">(Revolutionary themes, anarchist symbolism and punk. </text:span><text:span text:style-name="T34">Needs to be filled with content, vision and </text:span><text:span text:style-name="T35">style</text:span><text:span text:style-name="T34">. </text:span><text:span text:style-name="T43">$100k –</text:span><text:span text:style-name="T44"> put our multisig address publically available.</text:span><text:span text:style-name="T19">)</text:span></text:p>
      <text:p text:style-name="P19"/>
      <text:p text:style-name="P20">(One main video, a few smaller cuts from each person.)</text:p>
      <text:p text:style-name="P21"/>
      <text:p text:style-name="P21">unSYSTEM: Dark Market Wallet</text:p>
      <text:p text:style-name="P21">YOUR KEYS. YOUR PRIVACY. YOUR SOVEREIGNTY.</text:p>
      <text:p text:style-name="P21">Product of Calafou. Endorsed by Enric Duran.</text:p>
      <text:p text:style-name="P21"/>
      <text:p text:style-name="P15"><text:span text:style-name="T20">(</text:span><text:span text:style-name="T21">Our goals</text:span><text:span text:style-name="T20">:</text:span><text:span text:style-name="T8"> </text:span><text:span text:style-name="T20">Instant, Minimal, Pure.)</text:span></text:p>
      <text:p text:style-name="P21"/>
      <text:p text:style-name="P6"><text:span text:style-name="T1">(We should be political. We are establishing ourselves as a counterculture group within Bitcoin space and aligning ourselves with that segment of the community. </text:span><text:span text:style-name="T2">It's also about being trendsetters and being the forefront of an emerging culture.</text:span><text:span text:style-name="T1">)</text:span></text:p>
      <text:p text:style-name="P1"/>
      <text:p text:style-name="P1">The State of Bitcoin</text:p>
      <text:p text:style-name="P5"/>
      <text:p text:style-name="P16"><text:span text:style-name="T30">“</text:span><text:span text:style-name="T29">The Times 03/Jan/2009 Chancellor on brink of second bailout for banks”</text:span></text:p>
      <text:p text:style-name="P22"/>
      <text:p text:style-name="P16"><text:span text:style-name="T29">In January 2009, Satoshi Nakamoto gifted us Bitcoin, the currency of resistance. </text:span><text:span text:style-name="T31">Within 3 years, this unknown technology has exploded into a billion dollar market.</text:span><text:span text:style-name="T30"> </text:span><text:span text:style-name="T29">Bitcoin, or another cryptocurrency is </text:span><text:span text:style-name="T32">our financial</text:span><text:span text:style-name="T29"> future.</text:span><text:span text:style-name="T30"> The idea has escaped and the concept of cryptocurrency </text:span><text:span text:style-name="T29">can</text:span><text:span text:style-name="T30">not be stopped.</text:span></text:p>
      <text:p text:style-name="P23"/>
      <text:p text:style-name="P39"><text:span text:style-name="T28">But there are real risks to Bitcoin. More subtle and probable than a government demanding changes to the fundamentals of Bitcoin's protocol. </text:span><text:span text:style-name="T27">The chilling effect of self censorship.</text:span></text:p>
      <text:p text:style-name="P25"/>
      <text:p text:style-name="P17"><text:span text:style-name="T27">We</text:span><text:span text:style-name="T28"> don't even need to touch the protocol. If development is too centralised, then businesses will put real pressure to have features that destroy the integrity of the Bitcoin network. Stuff like p2p blacklists to create a 'legitimate' walled garden, or tracking technologies like large databases of IP addresses to triangulate where transactions came from. At the other end of the spectrum, is putting development effort into diversifying the ecosystem to protect against censorship and proxy relay nodes, anonymising mixers, small privacy tweaks and other technologies. That's where developers who believe in Bitcoin should devote time to. We do not need more bullshit features for corporations. </text:span><text:span text:style-name="T33">We need to </text:span><text:span text:style-name="T33">s</text:span><text:span text:style-name="T28">erve the community.</text:span></text:p>
      <text:p text:style-name="P24"/>
      <text:p text:style-name="P46"><text:span text:style-name="T54">Currently Bitcoin is a tool for the internet, but it is not a tool for the web. </text:span><text:span text:style-name="T56">There are the full desktop clients which manage a big complicated blockchain. There are the phone wallets which are not part of your desktop. Even a website wallet still involves another tab in your browser.</text:span></text:p>
      <text:p text:style-name="P46"><text:span text:style-name="T56"/></text:p>
      <text:p text:style-name="P47"><text:span text:style-name="T56">The context switching totally destroys the web experience. Our proposal is to create a Bitcoin wallet browser plugin for Firefox and Chrome on Windows, Mac and Linux. The wallet will store your keys in a brainwallet on your computer, and use an opensource backend (libbitcoin's obelisk) for querying the blockchain.</text:span></text:p>
      <text:p text:style-name="P43"><text:span text:style-name="T16"/></text:p>
      <text:p text:style-name="P40"><text:span text:style-name="T52">The current Bitcoin wallets are clumsy and awkward. They were built by developers and Bitcoin enthusiasts with what they imagine </text:span><text:span text:style-name="T56">that </text:span><text:span text:style-name="T52">Bitcoin needs. The user interfaces are clumsy and bloated, with the main uses hidden in a mess and plethora of functionality. </text:span><text:span text:style-name="T53">The user experience is bad, and loaded with complicated terminology like unconfirmed, blockchain, and private key.</text:span></text:p>
      <text:p text:style-name="P40"><text:span text:style-name="T53"/></text:p>
      <text:p text:style-name="P41"><text:span text:style-name="T54">The wallets dominate your desktop </text:span><text:span text:style-name="T56">in large windows</text:span><text:span text:style-name="T54">, and desire your full attention. They are made for hardcore Bitcoin users.</text:span></text:p>
      <text:p text:style-name="P41"><text:soft-page-break/><text:span text:style-name="T54"/></text:p>
      <text:p text:style-name="P41"><text:span text:style-name="T54">The blockchain is becoming a bigger and bigger behemonth. It is no longer feasible to run one on your desktop. Instead we must look towards creating a specialised and diversified Bitcoin infrastructure that is open and free for anybody to participate in. We can no longer chase old ideals, and bad security models which involve monolithic software bases that try to do everything.</text:span></text:p>
      <text:p text:style-name="P44"/>
      <text:p text:style-name="P45"><text:span text:style-name="T54">We need a scalable blockchain query infrastructure. We need research into security countermeasures like mixing multiple servers. We need easily deployable software that anyone can run on a Linux server.</text:span></text:p>
      <text:p text:style-name="P45"><text:span text:style-name="T54"/></text:p>
      <text:p text:style-name="P42"><text:span text:style-name="T38">We seek a return to the principles of Satoshi. We want to serve the users who see Bitcoin as more than a payment innovation, but a revolution in how we finance. We seek a shift to parallel economies to undermine the global financial system, and </text:span><text:span text:style-name="T17">look forward to a day when value transfer is as simple and natural as a like or a smile.</text:span></text:p>
      <text:p text:style-name="P42"><text:span text:style-name="T17"/></text:p>
      <text:p text:style-name="P48"><text:span text:style-name="T54">The Bitcoin counter-culture is here. We seek a future of bazaars and free markets, not cathedrals and monopolies. A future of diversity, freedom and colour. </text:span><text:span text:style-name="T55">We stand with Bitcoin users.</text:span></text:p>
      <text:p text:style-name="P13"/>
      <text:p text:style-name="P1">Who are we?</text:p>
      <text:p text:style-name="P5"/>
      <text:p text:style-name="P7"><text:span text:style-name="T4">We are a development </text:span><text:span text:style-name="T22">group </text:span><text:span text:style-name="T4">of around a dozen developers. For this project, there will be 5 of us actively involved (with the help of multiple others):</text:span></text:p>
      <text:p text:style-name="P5"/>
      <text:p text:style-name="P5">* Cody Wilson <text:span text:style-name="T3">will coordinate the team, ensure targets are met and focus our efforts.</text:span></text:p>
      <text:p text:style-name="P5">* Amir Taaki <text:span text:style-name="T3">has a long history of Bitcoin wallet and client development. He will be responsible for the backend technology.</text:span></text:p>
      <text:p text:style-name="P5">* Vitalik Buterin <text:span text:style-name="T3">is co-founder of Bitcoin Magazine and active in many Bitcoin projects. He will lead development on the frontend.</text:span></text:p>
      <text:p text:style-name="P5">* Pablo Martin<text:span text:style-name="T3"> will tie together the backend and frontend, and play an active role on the backend. Amir and Pablo have a 10 year history of working together on multiple opensource projects.</text:span></text:p>
      <text:p text:style-name="P5">* Janislav Malahov <text:span text:style-name="T3">is our web expert. Janislav has created multiple websites centred around content creation, and understands what web users need. He will work on the frontend with Vitalik.</text:span></text:p>
      <text:p text:style-name="P26"/>
      <text:p text:style-name="P7"><text:span text:style-name="T4">We all love Bitcoin and Free Software, and we are well known in the Bitcoin space. We understand how fundamental </text:span><text:span text:style-name="T5">financial </text:span><text:span text:style-name="T4">anonymity and freedom to transact is to our modern world. </text:span><text:span text:style-name="T5">We know how important Bitcoin is.</text:span></text:p>
      <text:p text:style-name="P27"/>
      <text:p text:style-name="P3">What We Need &amp; What You Get </text:p>
      <text:p text:style-name="P28"/>
      <text:p text:style-name="P28">Our goal is to fund one year of full time work on Dark Market, with a first milestone in February 2014, when we will deliver an alpha version.</text:p>
      <text:p text:style-name="P28"/>
      <text:p text:style-name="P8"><text:span text:style-name="T6">Our aim are to create a beautiful Bitcoin experience. Sexy and sleek, while staying </text:span><text:span text:style-name="T7">true</text:span><text:span text:style-name="T6"> to the vision of Satoshi Nakamoto (the creator of Bitcoin).</text:span></text:p>
      <text:p text:style-name="P28"/>
      <text:p text:style-name="P8"><text:span text:style-name="T6">* </text:span><text:span text:style-name="T8">Easy install.</text:span></text:p>
      <text:p text:style-name="P29">* Instant startup from the first install.</text:p>
      <text:p text:style-name="P29">* Minimal resource usage.</text:p>
      <text:p text:style-name="P29">* Minimal interface. Bitcoin is a part of your life, and the UI should not dominate.</text:p>
      <text:p text:style-name="P29">* Fast balance view.</text:p>
      <text:p text:style-name="P29">* Instant send.</text:p>
      <text:p text:style-name="P29">* … and we like privacy. </text:p>
      <text:p text:style-name="P29"><text:soft-page-break/></text:p>
      <text:p text:style-name="P30">We will deliver the best and highest quality Bitcoin wallet in this space.</text:p>
      <text:p text:style-name="P31"/>
      <text:p text:style-name="P12"><text:span text:style-name="T9">* </text:span><text:span text:style-name="T13">A modern, open source Bitcoin </text:span><text:span text:style-name="T14">wallet</text:span><text:span text:style-name="T13"> which runs great in your browser.</text:span></text:p>
      <text:p text:style-name="P10"><text:span text:style-name="T9">* </text:span><text:span text:style-name="T11">A beautiful minimal user interface that is a joy to use.</text:span></text:p>
      <text:p text:style-name="P31">* Electrum compatible brainwallet.</text:p>
      <text:p text:style-name="P9"><text:span text:style-name="T9">* </text:span><text:span text:style-name="T9">Encryption </text:span><text:span text:style-name="T15">to password protect your Bitcoins</text:span><text:span text:style-name="T9">.</text:span></text:p>
      <text:p text:style-name="P9"><text:span text:style-name="T9">* </text:span><text:span text:style-name="T10">Firefox and Chrome versions for Windows, Mac and Linux.</text:span></text:p>
      <text:p text:style-name="P9"><text:span text:style-name="T10">* </text:span><text:span text:style-name="T12">Very fast and responsive UI.</text:span></text:p>
      <text:p text:style-name="P32">* Internationalization support, so Black Market can speak your language.</text:p>
      <text:p text:style-name="P11"><text:span text:style-name="T12">* </text:span><text:span text:style-name="T36">3-factor authentication for secure wallet backup </text:span><text:span text:style-name="T37">(using private key, secure token and a website login. The website never stores any keys instead auto-generating them by hashing your login.)</text:span><text:span text:style-name="T36">.</text:span></text:p>
      <text:p text:style-name="P29"/>
      <text:p text:style-name="P31">Other goals:</text:p>
      <text:p text:style-name="P31"/>
      <text:p text:style-name="P31">* Instant buy.</text:p>
      <text:p text:style-name="P31">* Built in trustless mixers.</text:p>
      <text:p text:style-name="P31">* Multiple skins and customisation features.</text:p>
      <text:p text:style-name="P9"><text:span text:style-name="T9">* </text:span><text:span text:style-name="T23">Bitcoin </text:span><text:span text:style-name="T24">black</text:span><text:span text:style-name="T23"> box. </text:span><text:span text:style-name="T24">Plug and play, s</text:span><text:span text:style-name="T23">elf hosted servers running the backend and a web wallet. </text:span><text:span text:style-name="T25">Give </text:span><text:span text:style-name="T26">it</text:span><text:span text:style-name="T25"> internet and it's ready.</text:span></text:p>
      <text:p text:style-name="P28"/>
      <text:p text:style-name="P37">Money raised here will go into a multisignature account that requires majority consent in how the funds are spent. Funds will be used to pay project needs, not for generous developer salaries (we already basically live off nothing). Example project needs: designers, our needs, external help (builds), Q&amp;A, investment into our facilities, equipment, … $X is not much for a project of this scale and disappears quickly.</text:p>
      <text:p text:style-name="P37"/>
      <text:p text:style-name="P38"><text:span text:style-name="T45">Your contribution will fund the creation of generic code that helps the wider Bitcoin ecosystem. Money goes further with us than any other project as we are way more frugal than even the most underpaid developer. But we are skilled professionals who believe in building software and real tools that people need </text:span><text:span text:style-name="T46">rather than entertaining </text:span><text:span text:style-name="T47">you with </text:span><text:span text:style-name="T46">software toys</text:span><text:span text:style-name="T45">. </text:span><text:span text:style-name="T48">We have eschewed high paying jobs in order to write worthwhile code and not waste our lives writing </text:span><text:span text:style-name="T49">boring </text:span><text:span text:style-name="T48">proprietary software. </text:span><text:span text:style-name="T50">Individually we have given away high-value software for free, and now we are taking things to the next level.</text:span></text:p>
      <text:p text:style-name="P33"/>
      <text:p text:style-name="P34">We seek the full $X to make this project happen. We want to give this project, the full attention it deservers, rather than do something half assed. We don't do half way. We deliver high quality products for the people.</text:p>
      <text:p text:style-name="P34"/>
      <text:p text:style-name="P34">Our space is open and welcomes visitors. Even if this project doesn't happen, this offer stands.</text:p>
      <text:p text:style-name="P35"/>
      <text:p text:style-name="P4">The Community </text:p>
      <text:p text:style-name="P36"/>
      <text:p text:style-name="P18"><text:span text:style-name="T39">Members of the </text:span><text:span text:style-name="T42">c</text:span><text:span text:style-name="T39">ommunity (contributing $</text:span><text:span text:style-name="T42">X</text:span><text:span text:style-name="T39"> or more) get to have a say in the long term direction of the project. When we aren't sure what features to work on next or need to make some other major decision, we will seek input from the </text:span><text:span text:style-name="T42">c</text:span><text:span text:style-name="T39">ommunity. To this end, we will set up a forum dedicated to this conversation. After all, you are the ones funding the work and your voices should be heard. </text:span></text:p>
      <text:p text:style-name="P36"/>
      <text:p text:style-name="P18"><text:span text:style-name="T39">This is the business model. As long as members of our community are willing to fund development, we will dedicate ourselves to </text:span><text:span text:style-name="T42">Dark Market </text:span><text:span text:style-name="T39">and build the </text:span><text:span text:style-name="T42">Bitcoin wallet</text:span><text:span text:style-name="T39"> you want. </text:span></text:p>
      <text:p text:style-name="P36"/>
      <text:p text:style-name="P36">No ads, no spying. Just powerful software backed by a community of people who care. </text:p>
      <text:p text:style-name="P36"><text:soft-page-break/></text:p>
      <text:p text:style-name="P2"><text:span text:style-name="T41">The</text:span><text:span text:style-name="T39"> Impact </text:span></text:p>
      <text:p text:style-name="P36"/>
      <text:p text:style-name="P36">At the very least, this project will create some cool new software and advance the state of the art of free and open source software. However, if successful, we hope to accomplish something far more important: <text:span text:style-name="T51">deliver a hard hitting Bitcoin experience</text:span>. </text:p>
      <text:p text:style-name="P36"/>
      <text:p text:style-name="P36">By making <text:span text:style-name="T51">financial transactions</text:span> understandable and less prone to human error, we hope to improve <text:span text:style-name="T51">the ability to transact over the internet.</text:span></text:p>
      <text:p text:style-name="P36">Competition is good for everyone.</text:p>
      <text:p text:style-name="P36"/>
      <text:p text:style-name="P4">Other Ways You Can Help </text:p>
      <text:p text:style-name="P36"/>
      <text:p text:style-name="P18"><text:span text:style-name="T39">Even if you can't afford to support us with your hard earned cash, please tell your friends! Share this campaign and talk about it. Follow us on Twitter (@</text:span><text:span text:style-name="T40">foobar</text:span><text:span text:style-name="T39">) and give the software a try when it is ready. </text:span></text:p>
      <text:p text:style-name="P36"/>
      <text:p text:style-name="P36">And if you are a hacker or designer, check out our code and join the community. Send us a patch or a bug report. The more, the merrier! </text:p>
      <text:p text:style-name="P36"><text:s/></text:p>
      <text:p text:style-name="P4">Frequently Asked Questions, Answered </text:p>
      <text:p text:style-name="P36"/>
      <text:p text:style-name="P36">… will update as we get questions!</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r Taaki</meta:initial-creator>
    <meta:creation-date>2013-09-17T10:13:50</meta:creation-date>
    <dc:date>2013-09-20T01:04:15</dc:date>
    <dc:creator>Emails </dc:creator>
    <meta:editing-duration>PT1H49M31S</meta:editing-duration>
    <meta:editing-cycles>88</meta:editing-cycles>
    <meta:generator>LibreOffice/4.0.2.2$Linux_X86_64 LibreOffice_project/400m0$Build-2</meta:generator>
    <meta:document-statistic meta:table-count="0" meta:image-count="0" meta:object-count="0" meta:page-count="4" meta:paragraph-count="70" meta:word-count="1589" meta:character-count="9474" meta:non-whitespace-character-count="7940"/>
  </office:meta>
</office:document-meta>
</file>